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12.197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1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No_20_Spacing">
      <style:paragraph-properties fo:margin-left="11.001cm" fo:margin-right="0cm" fo:text-indent="0cm" style:auto-text-indent="false"/>
    </style:style>
    <style:style style:name="T1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3280a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Министерство образования и науки Российской Федерации</text:span></text:p>
      <text:p text:style-name="P1"><text:span text:style-name="T1">Федеральное государственное бюджетное образовательное учреждение высшего образования</text:span><text:span text:style-name="T2"><text:line-break/></text:span><text:span text:style-name="T1">"Севастопольский государственный университет"</text:span></text:p>
      <text:p text:style-name="P2"/>
      <text:p text:style-name="P2"/>
      <text:p text:style-name="P13"><text:span text:style-name="T4">Кафедра: «Информационные технологии и компьютерные системы»</text:span></text:p>
      <text:p text:style-name="P3"/>
      <text:p text:style-name="P3"/>
      <text:p text:style-name="P3"/>
      <text:p text:style-name="P8"/>
      <text:p text:style-name="P9"><text:span text:style-name="T4">Пояснительная записка</text:span></text:p>
      <text:p text:style-name="P9"><text:span text:style-name="T4">к курсовому проекту</text:span></text:p>
      <text:p text:style-name="P9"><text:span text:style-name="T4">по дисциплине: <text:s/>«</text:span><text:span text:style-name="T5">Системное программирование</text:span><text:span text:style-name="T4">»</text:span></text:p>
      <text:p text:style-name="P9"><text:span text:style-name="T4">на тему: «</text:span><text:span text:style-name="T5">Разработка системы программирования языка Ассемблер</text:span><text:span text:style-name="T4">»</text:span></text:p>
      <text:p text:style-name="P9"><text:span text:style-name="T4">вариант № </text:span><text:span text:style-name="T5">11</text:span></text:p>
      <text:p text:style-name="P7"/>
      <text:p text:style-name="P3"><text:bookmark text:name="_GoBack"/></text:p>
      <text:p text:style-name="P6"><text:span text:style-name="T4"><text:tab/></text:span></text:p>
      <text:p text:style-name="P4"/>
      <text:p text:style-name="P11"><text:span text:style-name="T4">Выполнил </text:span></text:p>
      <text:p text:style-name="P11"><text:span text:style-name="T4">ст. гр. </text:span><text:span text:style-name="T5">ИВТ</text:span><text:span text:style-name="T4">б-</text:span><text:span text:style-name="T5">3</text:span><text:span text:style-name="T4">2</text:span><text:span text:style-name="T5">о</text:span></text:p>
      <text:p text:style-name="P11"><text:span text:style-name="T4">Демиденко А.А.</text:span></text:p>
      <text:p text:style-name="P11"><text:span text:style-name="T4"/></text:p>
      <text:p text:style-name="P5"/>
      <text:p text:style-name="P8"/>
      <text:p text:style-name="P8"/>
      <text:p text:style-name="P8"/>
      <text:p text:style-name="P8"/>
      <text:p text:style-name="P10"><text:span text:style-name="T4">Севастополь</text:span></text:p>
      <text:p text:style-name="P10"><text:span text:style-name="T4">20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миденко Андрей</meta:initial-creator>
    <meta:editing-cycles>3</meta:editing-cycles>
    <meta:creation-date>2015-05-19T09:41:00</meta:creation-date>
    <dc:date>2015-12-18T03:24:46.299495051</dc:date>
    <meta:editing-duration>PT8M44S</meta:editing-duration>
    <meta:generator>LibreOffice/5.0.3.2$Linux_X86_64 LibreOffice_project/00m0$Build-2</meta:generator>
    <meta:document-statistic meta:table-count="0" meta:image-count="0" meta:object-count="0" meta:page-count="1" meta:paragraph-count="14" meta:word-count="49" meta:character-count="455" meta:non-whitespace-character-count="416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